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0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Spacing" style:master-page-name="MPF0" style:family="paragraph">
      <style:paragraph-properties fo:break-before="page" style:page-number="0"/>
    </style:style>
    <style:style style:name="P3" style:parent-style-name="Normal" style:family="paragraph">
      <style:paragraph-properties fo:margin-top="0.1666in"/>
    </style:style>
    <style:style style:name="T4" style:parent-style-name="Strong" style:family="text">
      <style:text-properties style:font-name="Calibri Light" style:font-name-complex="Calibri Light" fo:font-style="italic" style:font-style-asian="italic" style:font-style-complex="italic" fo:color="#4472C4" fo:font-size="16pt" style:font-size-asian="16pt" style:font-size-complex="16pt"/>
    </style:style>
    <style:style style:name="T5" style:parent-style-name="Strong" style:family="text">
      <style:text-properties style:font-name="Calibri Light" style:font-name-complex="Calibri Light" fo:font-weight="normal" style:font-weight-asian="normal" style:font-weight-complex="normal" fo:color="#4472C4" fo:font-size="12pt" style:font-size-asian="12pt" style:font-size-complex="12pt"/>
    </style:style>
    <style:style style:name="T6" style:parent-style-name="Strong" style:family="text">
      <style:text-properties style:font-name="Calibri Light" style:font-name-complex="Calibri Light" fo:font-weight="normal" style:font-weight-asian="normal" style:font-weight-complex="normal" fo:color="#4472C4" fo:font-size="12pt" style:font-size-asian="12pt" style:font-size-complex="12pt"/>
    </style:style>
    <style:style style:name="T7" style:parent-style-name="Strong" style:family="text">
      <style:text-properties style:font-name="Calibri Light" style:font-name-complex="Calibri Light" fo:font-weight="normal" style:font-weight-asian="normal" style:font-weight-complex="normal" fo:color="#4472C4" fo:font-size="12pt" style:font-size-asian="12pt" style:font-size-complex="12pt"/>
    </style:style>
    <style:style style:name="T8" style:parent-style-name="Strong" style:family="text">
      <style:text-properties style:font-name="Calibri Light" style:font-name-complex="Calibri Light" fo:font-weight="normal" style:font-weight-asian="normal" style:font-weight-complex="normal" fo:color="#4472C4" fo:font-size="12pt" style:font-size-asian="12pt" style:font-size-complex="12pt"/>
    </style:style>
    <style:style style:name="T9" style:parent-style-name="Strong" style:family="text">
      <style:text-properties style:font-name="Calibri Light" style:font-name-complex="Calibri Light" fo:font-weight="normal" style:font-weight-asian="normal" style:font-weight-complex="normal" fo:color="#4472C4" fo:font-size="12pt" style:font-size-asian="12pt" style:font-size-complex="12pt"/>
    </style:style>
    <style:style style:name="T10" style:parent-style-name="DefaultParagraphFont" style:family="text">
      <style:text-properties style:font-name="Calibri Light" style:font-name-asian="Yu Gothic Light" style:font-name-complex="Times New Roman" fo:text-transform="uppercase" fo:color="#8496B0" fo:font-size="32pt" style:font-size-asian="32pt" style:font-size-complex="32pt"/>
    </style:style>
    <style:style style:name="P11" style:parent-style-name="NoSpacing" style:family="paragraph">
      <style:paragraph-properties fo:margin-top="0.0833in"/>
    </style:style>
    <style:style style:name="T12" style:parent-style-name="DefaultParagraphFont" style:family="text">
      <style:text-properties fo:color="#4472C4" fo:font-size="18pt" style:font-size-asian="18pt" style:font-size-complex="18pt"/>
    </style:style>
    <style:style style:name="P13" style:parent-style-name="Normal" style:family="paragraph">
      <style:text-properties fo:font-style="italic" style:font-style-asian="italic" style:font-style-complex="italic"/>
    </style:style>
    <style:style style:name="P14" style:parent-style-name="Normal" style:family="paragraph">
      <style:paragraph-properties fo:break-before="page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" style:parent-style-name="TOC1" style:family="paragraph">
      <style:paragraph-properties>
        <style:tab-stops>
          <style:tab-stop style:type="left" style:position="0.302in"/>
          <style:tab-stop style:type="right" style:leader-style="dotted" style:leader-text="." style:position="6.5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22" style:parent-style-name="TOC1" style:family="paragraph">
      <style:paragraph-properties>
        <style:tab-stops>
          <style:tab-stop style:type="left" style:position="0.302in"/>
          <style:tab-stop style:type="right" style:leader-style="dotted" style:leader-text="." style:position="6.5in"/>
        </style:tab-stops>
      </style:paragraph-properties>
    </style:style>
    <style:style style:name="P23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24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25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26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27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28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29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30" style:parent-style-name="TOC1" style:family="paragraph">
      <style:paragraph-properties>
        <style:tab-stops>
          <style:tab-stop style:type="left" style:position="0.302in"/>
          <style:tab-stop style:type="right" style:leader-style="dotted" style:leader-text="." style:position="6.5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32" style:parent-style-name="TOC1" style:family="paragraph">
      <style:paragraph-properties>
        <style:tab-stops>
          <style:tab-stop style:type="left" style:position="0.302in"/>
          <style:tab-stop style:type="right" style:leader-style="dotted" style:leader-text="." style:position="6.5in"/>
        </style:tab-stops>
      </style:paragraph-properties>
    </style:style>
    <style:style style:name="P33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34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35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36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37" style:parent-style-name="TOC1" style:family="paragraph">
      <style:paragraph-properties>
        <style:tab-stops>
          <style:tab-stop style:type="left" style:position="0.302in"/>
          <style:tab-stop style:type="right" style:leader-style="dotted" style:leader-text="." style:position="6.5in"/>
        </style:tab-stops>
      </style:paragraph-properties>
    </style:style>
    <style:style style:name="P38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39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40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41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42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43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72in"/>
        </style:tab-stops>
      </style:paragraph-properties>
    </style:style>
    <style:style style:name="P44" style:parent-style-name="Normal" style:family="paragraph">
      <style:text-properties fo:font-weight="bold" style:font-weight-asian="bold" style:font-weight-complex="bold"/>
    </style:style>
    <style:style style:name="TableColumn46" style:family="table-column">
      <style:table-column-properties style:column-width="1.184in"/>
    </style:style>
    <style:style style:name="TableColumn47" style:family="table-column">
      <style:table-column-properties style:column-width="0.8125in"/>
    </style:style>
    <style:style style:name="TableColumn48" style:family="table-column">
      <style:table-column-properties style:column-width="3.8125in"/>
    </style:style>
    <style:style style:name="TableColumn49" style:family="table-column">
      <style:table-column-properties style:column-width="0.684in"/>
    </style:style>
    <style:style style:name="Table45" style:family="table">
      <style:table-properties style:width="6.493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9CC2E5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3" style:family="table-cell">
      <style:table-cell-properties fo:border="0.0069in solid #9CC2E5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5" style:family="table-cell">
      <style:table-cell-properties fo:border="0.0069in solid #9CC2E5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7" style:family="table-cell">
      <style:table-cell-properties fo:border="0.0069in solid #9CC2E5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="0.0069in solid #9CC2E5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" style:family="table-cell">
      <style:table-cell-properties fo:border="0.0069in solid #9CC2E5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9CC2E5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9CC2E5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Row68" style:family="table-row">
      <style:table-row-properties/>
    </style:style>
    <style:style style:name="TableCell69" style:family="table-cell">
      <style:table-cell-properties fo:border="0.0069in solid #9CC2E5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9CC2E5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9CC2E5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9CC2E5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9CC2E5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" style:family="table-cell">
      <style:table-cell-properties fo:border="0.0069in solid #9CC2E5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9CC2E5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9CC2E5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9CC2E5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9" style:family="table-cell">
      <style:table-cell-properties fo:border="0.0069in solid #9CC2E5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9CC2E5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9CC2E5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P95" style:parent-style-name="Heading1" style:family="paragraph"/>
    <style:style style:name="T96" style:parent-style-name="DefaultParagraphFont" style:family="text">
      <style:text-properties style:font-name="Calibri" style:font-name-asian="Calibri" style:font-name-complex="Calibri" fo:color="#000000"/>
    </style:style>
    <style:style style:name="T97" style:parent-style-name="DefaultParagraphFont" style:family="text">
      <style:text-properties style:font-name="Calibri" style:font-name-asian="Calibri" style:font-name-complex="Calibri" fo:color="#000000"/>
    </style:style>
    <style:style style:name="P98" style:parent-style-name="Heading1" style:family="paragraph"/>
    <style:style style:name="P99" style:parent-style-name="Heading2" style:family="paragraph"/>
    <style:style style:name="P100" style:parent-style-name="Heading2" style:family="paragraph"/>
    <style:style style:name="P101" style:parent-style-name="Heading2" style:family="paragraph"/>
    <style:style style:name="P102" style:parent-style-name="Heading2" style:family="paragraph"/>
    <style:style style:name="P103" style:parent-style-name="Heading2" style:family="paragraph"/>
    <style:style style:name="P104" style:parent-style-name="Heading2" style:family="paragraph"/>
    <style:style style:name="P105" style:parent-style-name="Heading2" style:family="paragraph"/>
    <style:style style:name="P106" style:parent-style-name="Heading1" style:family="paragraph"/>
    <style:style style:name="P107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08" style:parent-style-name="Normal" style:family="paragraph">
      <style:paragraph-properties fo:margin-bottom="0in"/>
      <style:text-properties style:font-name-asian="Yu Mincho" fo:color="#000000"/>
    </style:style>
    <style:style style:name="P109" style:parent-style-name="Normal" style:family="paragraph">
      <style:paragraph-properties fo:margin-bottom="0in"/>
      <style:text-properties style:font-name-asian="Yu Mincho" fo:color="#000000"/>
    </style:style>
    <style:style style:name="T110" style:parent-style-name="DefaultParagraphFont" style:family="tex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11" style:parent-style-name="ListParagraph" style:family="paragraph">
      <style:text-properties style:font-name-asian="Yu Mincho" fo:color="#000000"/>
    </style:style>
    <style:style style:name="P112" style:parent-style-name="ListParagraph" style:family="paragraph">
      <style:text-properties style:font-name-asian="Yu Mincho" fo:color="#000000"/>
    </style:style>
    <style:style style:name="P113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14" style:parent-style-name="Normal" style:family="paragraph">
      <style:text-properties style:font-name-asian="Yu Mincho" fo:color="#000000"/>
    </style:style>
    <style:style style:name="P115" style:parent-style-name="Normal" style:family="paragraph">
      <style:text-properties style:font-name-asian="Yu Mincho" fo:color="#000000"/>
    </style:style>
    <style:style style:name="P116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17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18" style:parent-style-name="Normal" style:family="paragraph">
      <style:paragraph-properties fo:margin-bottom="0in"/>
      <style:text-properties style:font-name-asian="Yu Mincho" fo:color="#000000"/>
    </style:style>
    <style:style style:name="P119" style:parent-style-name="Normal" style:family="paragraph">
      <style:paragraph-properties fo:margin-bottom="0in"/>
      <style:text-properties style:font-name-asian="Yu Mincho" fo:color="#000000"/>
    </style:style>
    <style:style style:name="P120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21" style:parent-style-name="ListParagraph" style:family="paragraph">
      <style:text-properties style:font-name-asian="Yu Mincho" fo:color="#000000"/>
    </style:style>
    <style:style style:name="P122" style:parent-style-name="ListParagraph" style:family="paragraph">
      <style:text-properties style:font-name-asian="Yu Mincho" fo:color="#000000"/>
    </style:style>
    <style:style style:name="P123" style:parent-style-name="ListParagraph" style:family="paragraph">
      <style:text-properties style:font-name-asian="Yu Mincho" fo:color="#000000"/>
    </style:style>
    <style:style style:name="P124" style:parent-style-name="ListParagraph" style:family="paragraph">
      <style:text-properties style:font-name-asian="Yu Mincho" fo:color="#000000"/>
    </style:style>
    <style:style style:name="P125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26" style:parent-style-name="Normal" style:family="paragraph">
      <style:text-properties style:font-name-asian="Yu Mincho" fo:color="#000000"/>
    </style:style>
    <style:style style:name="P127" style:parent-style-name="Normal" style:family="paragraph">
      <style:text-properties style:font-name-asian="Yu Mincho" fo:color="#000000"/>
    </style:style>
    <style:style style:name="P128" style:parent-style-name="Normal" style:family="paragraph">
      <style:text-properties style:font-name-asian="Yu Mincho" fo:color="#000000"/>
    </style:style>
    <style:style style:name="P129" style:parent-style-name="Normal" style:family="paragraph">
      <style:text-properties style:font-name-asian="Yu Mincho" fo:color="#000000"/>
    </style:style>
    <style:style style:name="P130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31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32" style:parent-style-name="Normal" style:family="paragraph">
      <style:paragraph-properties fo:margin-bottom="0in"/>
      <style:text-properties style:font-name-asian="Yu Mincho" fo:color="#000000"/>
    </style:style>
    <style:style style:name="P133" style:parent-style-name="Normal" style:family="paragraph">
      <style:paragraph-properties fo:margin-bottom="0in"/>
      <style:text-properties style:font-name-asian="Yu Mincho" fo:color="#000000"/>
    </style:style>
    <style:style style:name="P134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35" style:parent-style-name="ListParagraph" style:family="paragraph">
      <style:text-properties style:font-name-asian="Yu Mincho" fo:color="#000000"/>
    </style:style>
    <style:style style:name="P136" style:parent-style-name="ListParagraph" style:family="paragraph">
      <style:text-properties style:font-name-asian="Yu Mincho" fo:color="#000000"/>
    </style:style>
    <style:style style:name="P137" style:parent-style-name="ListParagraph" style:family="paragraph">
      <style:text-properties style:font-name-asian="Yu Mincho" fo:color="#000000"/>
    </style:style>
    <style:style style:name="P138" style:parent-style-name="ListParagraph" style:family="paragraph">
      <style:text-properties style:font-name-asian="Yu Mincho" fo:color="#000000"/>
    </style:style>
    <style:style style:name="P139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40" style:parent-style-name="Normal" style:family="paragraph">
      <style:text-properties style:font-name-asian="Yu Mincho" fo:color="#000000"/>
    </style:style>
    <style:style style:name="P141" style:parent-style-name="Normal" style:family="paragraph">
      <style:text-properties style:font-name-asian="Yu Mincho" fo:color="#000000"/>
    </style:style>
    <style:style style:name="P142" style:parent-style-name="Normal" style:family="paragraph">
      <style:text-properties style:font-name-asian="Yu Mincho" fo:color="#000000"/>
    </style:style>
    <style:style style:name="P143" style:parent-style-name="Normal" style:family="paragraph">
      <style:text-properties style:font-name-asian="Yu Mincho" fo:color="#000000"/>
    </style:style>
    <style:style style:name="P144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45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46" style:parent-style-name="Normal" style:family="paragraph">
      <style:paragraph-properties fo:margin-bottom="0in"/>
      <style:text-properties style:font-name-asian="Yu Mincho" fo:color="#000000"/>
    </style:style>
    <style:style style:name="P147" style:parent-style-name="Normal" style:family="paragraph">
      <style:paragraph-properties fo:margin-bottom="0in"/>
      <style:text-properties style:font-name-asian="Yu Mincho" fo:color="#000000"/>
    </style:style>
    <style:style style:name="P148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49" style:parent-style-name="ListParagraph" style:family="paragraph">
      <style:text-properties style:font-name-asian="Yu Mincho" fo:color="#000000"/>
    </style:style>
    <style:style style:name="P150" style:parent-style-name="ListParagraph" style:family="paragraph">
      <style:text-properties style:font-name-asian="Yu Mincho" fo:color="#000000"/>
    </style:style>
    <style:style style:name="P151" style:parent-style-name="ListParagraph" style:family="paragraph">
      <style:text-properties style:font-name-asian="Yu Mincho" fo:color="#000000"/>
    </style:style>
    <style:style style:name="P152" style:parent-style-name="ListParagraph" style:family="paragraph">
      <style:text-properties style:font-name-asian="Yu Mincho" fo:color="#000000"/>
    </style:style>
    <style:style style:name="P153" style:parent-style-name="ListParagraph" style:family="paragraph">
      <style:text-properties style:font-name-asian="Yu Mincho" fo:color="#000000"/>
    </style:style>
    <style:style style:name="P154" style:parent-style-name="ListParagraph" style:family="paragraph"/>
    <style:style style:name="T155" style:parent-style-name="DefaultParagraphFont" style:family="text">
      <style:text-properties style:font-name-asian="Yu Mincho" fo:color="#000000"/>
    </style:style>
    <style:style style:name="P156" style:parent-style-name="Normal" style:family="paragraph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P157" style:parent-style-name="Normal" style:family="paragraph">
      <style:text-properties style:font-name-asian="Yu Mincho" fo:color="#000000"/>
    </style:style>
    <style:style style:name="P158" style:parent-style-name="Normal" style:family="paragraph">
      <style:text-properties style:font-name-asian="Yu Mincho" fo:color="#000000"/>
    </style:style>
    <style:style style:name="P159" style:parent-style-name="Normal" style:family="paragraph">
      <style:text-properties style:font-name-asian="Yu Mincho" fo:color="#000000"/>
    </style:style>
    <style:style style:name="P160" style:parent-style-name="Normal" style:family="paragraph">
      <style:text-properties style:font-name-asian="Yu Mincho" fo:color="#000000"/>
    </style:style>
    <style:style style:name="P161" style:parent-style-name="Normal" style:family="paragraph">
      <style:text-properties style:font-name-asian="Yu Mincho" fo:color="#000000"/>
    </style:style>
    <style:style style:name="P162" style:parent-style-name="Normal" style:family="paragraph">
      <style:text-properties style:font-name-asian="Yu Mincho" fo:color="#000000"/>
    </style:style>
    <style:style style:name="P163" style:parent-style-name="Heading1" style:family="paragraph"/>
    <style:style style:name="P164" style:parent-style-name="Heading2" style:family="paragraph"/>
    <style:style style:name="P165" style:parent-style-name="Heading2" style:family="paragraph"/>
    <style:style style:name="P166" style:parent-style-name="Heading2" style:family="paragraph"/>
    <style:style style:name="P167" style:parent-style-name="Heading2" style:family="paragraph"/>
    <style:style style:name="P168" style:parent-style-name="Heading1" style:family="paragraph"/>
    <style:style style:name="P169" style:parent-style-name="Heading2" style:family="paragraph"/>
    <style:style style:name="P170" style:parent-style-name="Heading2" style:family="paragraph"/>
    <style:style style:name="P171" style:parent-style-name="Heading2" style:family="paragraph"/>
    <style:style style:name="P172" style:parent-style-name="Heading2" style:family="paragraph"/>
    <style:style style:name="P173" style:parent-style-name="Heading2" style:family="paragraph"/>
    <style:style style:family="graphic" style:name="a10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11">
      <style:graphic-properties draw:fill="none" draw:stroke="solid" svg:stroke-width="0.01042in" svg:stroke-color="#4472c4" svg:stroke-opacity="100%" draw:stroke-linejoin="round"/>
    </style:style>
    <style:style style:family="graphic" style:name="a12">
      <style:graphic-properties draw:fill="none" draw:stroke="solid" svg:stroke-width="0.01042in" svg:stroke-color="#4472c4" svg:stroke-opacity="100%" draw:stroke-linejoin="round"/>
    </style:style>
    <style:style style:family="graphic" style:name="a13">
      <style:graphic-properties draw:fill="none" draw:stroke="solid" svg:stroke-width="0.01042in" svg:stroke-color="#4472c4" svg:stroke-opacity="100%" draw:stroke-linejoin="round"/>
    </style:style>
    <style:style style:family="graphic" style:name="a14">
      <style:graphic-properties draw:fill="none" draw:stroke="solid" svg:stroke-width="0.01042in" svg:stroke-color="#4472c4" svg:stroke-opacity="100%" draw:stroke-linejoin="round"/>
    </style:style>
    <style:style style:family="graphic" style:name="a15">
      <style:graphic-properties draw:fill="none" draw:stroke="solid" svg:stroke-width="0.01042in" svg:stroke-color="#4472c4" svg:stroke-opacity="100%" draw:stroke-linejoin="round"/>
    </style:style>
    <style:style style:family="graphic" style:name="a1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solid" svg:stroke-width="0.00694in" svg:stroke-color="#4472c4" svg:stroke-opacity="100%" draw:stroke-linejoin="miter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-content" style:vertical-rel="paragraph" style:horizontal-pos="right" style:vertical-pos="from-top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ge-content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5">
      <style:graphic-properties draw:fill="solid" draw:fill-color="#8497b0" draw:opacity="100%" draw:stroke="none"/>
    </style:style>
    <style:style style:family="graphic" style:name="a6">
      <style:graphic-properties draw:fill="solid" draw:fill-color="#8497b0" draw:opacity="100%" draw:stroke="none"/>
    </style:style>
    <style:style style:family="graphic" style:name="a7">
      <style:graphic-properties draw:fill="solid" draw:fill-color="#8497b0" draw:opacity="100%" draw:stroke="none"/>
    </style:style>
    <style:style style:family="graphic" style:name="a8">
      <style:graphic-properties draw:fill="solid" draw:fill-color="#8497b0" draw:opacity="100%" draw:stroke="none"/>
    </style:style>
    <style:style style:family="graphic" style:name="a9">
      <style:graphic-properties draw:fill="solid" draw:fill-color="#8497b0" draw:opacity="100%" draw:stroke="none"/>
    </style:style>
  </office:automatic-styles>
  <office:body>
    <office:text text:use-soft-page-breaks="true">
      <text:p text:style-name="P1"/>
      <text:p text:style-name="Normal"><draw:g draw:z-index="251658243" draw:name="Group 1341426481" draw:id="id3" draw:style-name="a3" text:anchor-type="paragraph"><svg:title/><svg:desc/><draw:frame draw:id="id0" draw:style-name="a0" draw:name="Text Box 3" svg:x="0in" svg:y="6.21155in" svg:width="1.40625in" svg:height="0.56111in" style:rel-width="scale" style:rel-height="scale"><draw:text-box><text:p text:style-name="P3"><text:span text:style-name="T4">Prepared by:</text:span></text:p></draw:text-box><svg:title/><svg:desc/></draw:frame><draw:custom-shape svg:x="0.8125in" svg:y="6.77405in" svg:width="0.40625in" svg:height="1.03125in" draw:id="id1" draw:style-name="a1" draw:name="Left Brace 4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250 50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<draw:frame draw:id="id2" draw:style-name="a2" draw:name="Text Box 5" svg:x="1.04167in" svg:y="6.79488in" svg:width="1.59375in" svg:height="0.98958in" style:rel-width="scale" style:rel-height="scale"><draw:text-box><text:p text:style-name="Normal"><text:span text:style-name="T5">Danko, Steven</text:span></text:p><text:p text:style-name="Normal"><text:span text:style-name="T6">Hillyer, Garrett</text:span></text:p><text:p text:style-name="Normal"><text:span text:style-name="T7">Wiles</text:span><text:span text:style-name="T8">,</text:span><text:span text:style-name="T9"><text:s/>Joshua</text:span></text:p></draw:text-box><svg:title/><svg:desc/></draw:frame></draw:g><draw:frame draw:z-index="251658241" draw:id="id4" draw:style-name="a4" draw:name="Text Box 2075658567" text:anchor-type="paragraph" svg:x="0in" svg:y="0.03125in" svg:width="6.50278in" svg:height="1.88611in" style:rel-width="scale" style:rel-height="scale"><draw:text-box><text:p text:style-name="NoSpacing"><text:span text:style-name="T10">Software Requirments Specification</text:span></text:p><text:p text:style-name="P11"><text:span text:style-name="T12">Univsersity Confrence Center System</text:span><text:s/></text:p><text:p text:style-name="P13">Version<text:s/>0.01<text:s/>· 31 October 2023</text:p></draw:text-box><svg:title/><svg:desc/></draw:frame><draw:g draw:z-index="251658240" draw:name="Group 843403800" draw:id="id10" draw:style-name="a10" text:anchor-type="paragraph"><svg:title/><svg:desc/><draw:custom-shape svg:x="2.08165in" svg:y="0in" svg:width="3.91905in" svg:height="3.9304in" draw:id="id5" draw:style-name="a5" draw:name="Freeform 64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1.08483in" svg:y="0.3147in" svg:width="4.91586in" svg:height="4.9163in" draw:id="id6" draw:style-name="a6" draw:name="Freeform 65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1.16625in" svg:y="0.15185in" svg:width="4.83444in" svg:height="4.83487in" draw:id="id7" draw:style-name="a7" draw:name="Freeform 66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1.68556in" svg:y="0.69101in" svg:width="4.31513in" svg:height="4.32652in" draw:id="id8" draw:style-name="a8" draw:name="Freeform 67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0in" svg:y="0.21347in" svg:width="6.00069in" svg:height="6.01223in" draw:id="id9" draw:style-name="a9" draw:name="Freeform 68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text:bookmark-start text:name="_Toc149508061"/><text:bookmark-start text:name="_Toc149508089"/><text:bookmark-start text:name="_Toc149508456"/><text:bookmark-start text:name="_Toc149516914"/></text:p>
      <text:p text:style-name="P14"><draw:g draw:z-index="251658242" draw:name="Group 1544619906" draw:id="id16" draw:style-name="a16" text:anchor-type="paragraph"><svg:title/><svg:desc/><draw:custom-shape svg:x="3.93926in" svg:y="3.3in" svg:width="3.89546in" svg:height="3.90541in" draw:id="id11" draw:style-name="a11" draw:name="Freeform 64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6350 * ?f5 / 1781"/><draw:equation draw:name="f9" draw:formula="2835275 * ?f4 / 1786"/><draw:equation draw:name="f10" draw:formula="0 * ?f5 / 1781"/><draw:equation draw:name="f11" draw:formula="2828925 * ?f4 / 1786"/><draw:equation draw:name="f12" draw:formula="2819400 * ?f5 / 1781"/><draw:equation draw:name="f13" draw:formula="0 * ?f4 / 1786"/><draw:equation draw:name="f14" draw:formula="2827338 * ?f5 / 1781"/><draw:equation draw:name="f15" draw:formula="7938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2.94844in" svg:y="3.6127in" svg:width="4.88628in" svg:height="4.88504in" draw:id="id12" draw:style-name="a12" draw:name="Freeform 65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7938 * ?f5 / 2234"/><draw:equation draw:name="f9" draw:formula="3546475 * ?f4 / 2234"/><draw:equation draw:name="f10" draw:formula="0 * ?f5 / 2234"/><draw:equation draw:name="f11" draw:formula="3538538 * ?f4 / 2234"/><draw:equation draw:name="f12" draw:formula="3538538 * ?f5 / 2234"/><draw:equation draw:name="f13" draw:formula="0 * ?f4 / 2234"/><draw:equation draw:name="f14" draw:formula="3546475 * ?f5 / 2234"/><draw:equation draw:name="f15" draw:formula="7938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02937in" svg:y="3.45088in" svg:width="4.80535in" svg:height="4.80413in" draw:id="id13" draw:style-name="a13" draw:name="Freeform 66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14288 * ?f5 / 2197"/><draw:equation draw:name="f9" draw:formula="3487738 * ?f4 / 2197"/><draw:equation draw:name="f10" draw:formula="0 * ?f5 / 2197"/><draw:equation draw:name="f11" draw:formula="3481388 * ?f4 / 2197"/><draw:equation draw:name="f12" draw:formula="3473450 * ?f5 / 2197"/><draw:equation draw:name="f13" draw:formula="0 * ?f4 / 2197"/><draw:equation draw:name="f14" draw:formula="3487738 * ?f5 / 2197"/><draw:equation draw:name="f15" draw:formula="15875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54556in" svg:y="3.98662in" svg:width="4.28916in" svg:height="4.29901in" draw:id="id14" draw:style-name="a14" draw:name="Freeform 67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14288 * ?f5 / 1961"/><draw:equation draw:name="f9" draw:formula="3121025 * ?f4 / 1966"/><draw:equation draw:name="f10" draw:formula="0 * ?f5 / 1961"/><draw:equation draw:name="f11" draw:formula="3106738 * ?f4 / 1966"/><draw:equation draw:name="f12" draw:formula="3098800 * ?f5 / 1961"/><draw:equation draw:name="f13" draw:formula="0 * ?f4 / 1966"/><draw:equation draw:name="f14" draw:formula="3113088 * ?f5 / 1961"/><draw:equation draw:name="f15" draw:formula="14288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1.87014in" svg:y="3.51211in" svg:width="5.96458in" svg:height="5.974in" draw:id="id15" draw:style-name="a15" draw:name="Freeform 68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4337050 * ?f4 / 2732"/><draw:equation draw:name="f10" draw:formula="4330700 * ?f4 / 2732"/><draw:equation draw:name="f11" draw:formula="4321175 * ?f5 / 2727"/><draw:equation draw:name="f12" draw:formula="0 * ?f4 / 2732"/><draw:equation draw:name="f13" draw:formula="4329113 * ?f5 / 2727"/><draw:equation draw:name="f14" draw:formula="7938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text:bookmark-end text:name="_Toc149508061"/><text:bookmark-end text:name="_Toc149508089"/><text:bookmark-end text:name="_Toc149508456"/><text:bookmark-end text:name="_Toc149516914"/></text:p>
      <text:p text:style-name="TOCHeading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1241693153" office:target-frame-name="_top" xlink:show="replace"><text:span text:style-name="Hyperlink">Revision History</text:span><text:tab/><text:span text:style-name="Hyperlink">2</text:span></text:a></text:p>
          <text:p text:style-name="P16"><text:a xlink:href="#_Toc1152353032" office:target-frame-name="_top" xlink:show="replace"><text:span text:style-name="Hyperlink">1.</text:span><text:tab/><text:span text:style-name="Hyperlink">Introduction</text:span><text:tab/><text:span text:style-name="Hyperlink">2</text:span></text:a></text:p>
          <text:p text:style-name="P17"><text:a xlink:href="#_Toc1067146955" office:target-frame-name="_top" xlink:show="replace"><text:span text:style-name="Hyperlink">1.1 Purpose</text:span><text:tab/><text:span text:style-name="Hyperlink">2</text:span></text:a></text:p>
          <text:p text:style-name="P18"><text:a xlink:href="#_Toc2078860905" office:target-frame-name="_top" xlink:show="replace"><text:span text:style-name="Hyperlink">1.2 Document Conventions</text:span><text:tab/><text:span text:style-name="Hyperlink">2</text:span></text:a></text:p>
          <text:p text:style-name="P19"><text:a xlink:href="#_Toc556651404" office:target-frame-name="_top" xlink:show="replace"><text:span text:style-name="Hyperlink">1.3 Intended Audience and Reading Suggestions</text:span><text:tab/><text:span text:style-name="Hyperlink">2</text:span></text:a></text:p>
          <text:p text:style-name="P20"><text:a xlink:href="#_Toc110878519" office:target-frame-name="_top" xlink:show="replace"><text:span text:style-name="Hyperlink">1.4 Product Scope</text:span><text:tab/><text:span text:style-name="Hyperlink">2</text:span></text:a></text:p>
          <text:p text:style-name="P21"><text:a xlink:href="#_Toc820278049" office:target-frame-name="_top" xlink:show="replace"><text:span text:style-name="Hyperlink">1.5 References</text:span><text:tab/><text:span text:style-name="Hyperlink">2</text:span></text:a></text:p>
          <text:p text:style-name="P22"><text:a xlink:href="#_Toc1556220680" office:target-frame-name="_top" xlink:show="replace"><text:span text:style-name="Hyperlink">2.</text:span><text:tab/><text:span text:style-name="Hyperlink">Description</text:span><text:tab/><text:span text:style-name="Hyperlink">3</text:span></text:a></text:p>
          <text:p text:style-name="P23"><text:a xlink:href="#_Toc2051338813" office:target-frame-name="_top" xlink:show="replace"><text:span text:style-name="Hyperlink">2.1</text:span><text:tab/><text:span text:style-name="Hyperlink">Product Prospective</text:span><text:tab/><text:span text:style-name="Hyperlink">3</text:span></text:a></text:p>
          <text:p text:style-name="P24"><text:a xlink:href="#_Toc154312940" office:target-frame-name="_top" xlink:show="replace"><text:span text:style-name="Hyperlink">2.2</text:span><text:tab/><text:span text:style-name="Hyperlink">Product Features</text:span><text:tab/><text:span text:style-name="Hyperlink">3</text:span></text:a></text:p>
          <text:p text:style-name="P25"><text:a xlink:href="#_Toc131724031" office:target-frame-name="_top" xlink:show="replace"><text:span text:style-name="Hyperlink">2.3</text:span><text:tab/><text:span text:style-name="Hyperlink">User Classes and Characteristics</text:span><text:tab/><text:span text:style-name="Hyperlink">3</text:span></text:a></text:p>
          <text:p text:style-name="P26"><text:a xlink:href="#_Toc1398549817" office:target-frame-name="_top" xlink:show="replace"><text:span text:style-name="Hyperlink">2.4</text:span><text:tab/><text:span text:style-name="Hyperlink">Operating Environment</text:span><text:tab/><text:span text:style-name="Hyperlink">3</text:span></text:a></text:p>
          <text:p text:style-name="P27"><text:a xlink:href="#_Toc1015748867" office:target-frame-name="_top" xlink:show="replace"><text:span text:style-name="Hyperlink">2.5</text:span><text:tab/><text:span text:style-name="Hyperlink">Design and Implementation Constraints</text:span><text:tab/><text:span text:style-name="Hyperlink">3</text:span></text:a></text:p>
          <text:p text:style-name="P28"><text:a xlink:href="#_Toc549293986" office:target-frame-name="_top" xlink:show="replace"><text:span text:style-name="Hyperlink">2.6</text:span><text:tab/><text:span text:style-name="Hyperlink">User Documentation</text:span><text:tab/><text:span text:style-name="Hyperlink">3</text:span></text:a></text:p>
          <text:p text:style-name="P29"><text:a xlink:href="#_Toc1598716958" office:target-frame-name="_top" xlink:show="replace"><text:span text:style-name="Hyperlink">2.7</text:span><text:tab/><text:span text:style-name="Hyperlink">Assumptions and Dependencies</text:span><text:tab/><text:span text:style-name="Hyperlink">3</text:span></text:a></text:p>
          <text:p text:style-name="P30"><text:a xlink:href="#_Toc905408462" office:target-frame-name="_top" xlink:show="replace"><text:span text:style-name="Hyperlink">3.</text:span><text:tab/><text:span text:style-name="Hyperlink">System Features</text:span><text:tab/><text:span text:style-name="Hyperlink">3</text:span></text:a></text:p>
          <text:p text:style-name="P31"><text:a xlink:href="#_Toc937526022" office:target-frame-name="_top" xlink:show="replace"><text:span text:style-name="Hyperlink">3.1 Guest Management</text:span><text:tab/><text:span text:style-name="Hyperlink">3</text:span></text:a></text:p>
          <text:p text:style-name="P32"><text:a xlink:href="#_Toc991578087" office:target-frame-name="_top" xlink:show="replace"><text:span text:style-name="Hyperlink">4.</text:span><text:tab/><text:span text:style-name="Hyperlink">Interface Requirements</text:span><text:tab/><text:span text:style-name="Hyperlink">5</text:span></text:a></text:p>
          <text:p text:style-name="P33"><text:a xlink:href="#_Toc1095570690" office:target-frame-name="_top" xlink:show="replace"><text:span text:style-name="Hyperlink">4.1</text:span><text:tab/><text:span text:style-name="Hyperlink">User Interfaces</text:span><text:tab/><text:span text:style-name="Hyperlink">5</text:span></text:a></text:p>
          <text:p text:style-name="P34"><text:a xlink:href="#_Toc1127811185" office:target-frame-name="_top" xlink:show="replace"><text:span text:style-name="Hyperlink">4.2</text:span><text:tab/><text:span text:style-name="Hyperlink">Hardware Interfaces</text:span><text:tab/><text:span text:style-name="Hyperlink">5</text:span></text:a></text:p>
          <text:p text:style-name="P35"><text:a xlink:href="#_Toc566016012" office:target-frame-name="_top" xlink:show="replace"><text:span text:style-name="Hyperlink">4.3</text:span><text:tab/><text:span text:style-name="Hyperlink">Software Interfaces</text:span><text:tab/><text:span text:style-name="Hyperlink">5</text:span></text:a></text:p>
          <text:p text:style-name="P36"><text:a xlink:href="#_Toc634160741" office:target-frame-name="_top" xlink:show="replace"><text:span text:style-name="Hyperlink">4.4</text:span><text:tab/><text:span text:style-name="Hyperlink">Communication Interfaces</text:span><text:tab/><text:span text:style-name="Hyperlink">5</text:span></text:a></text:p>
          <text:p text:style-name="P37"><text:a xlink:href="#_Toc587273201" office:target-frame-name="_top" xlink:show="replace"><text:span text:style-name="Hyperlink">5.</text:span><text:tab/><text:span text:style-name="Hyperlink">Other Nonfunctional Requirements</text:span><text:tab/><text:span text:style-name="Hyperlink">6</text:span></text:a></text:p>
          <text:p text:style-name="P38"><text:a xlink:href="#_Toc1711405149" office:target-frame-name="_top" xlink:show="replace"><text:span text:style-name="Hyperlink">5.1</text:span><text:tab/><text:span text:style-name="Hyperlink">Performance Requirements</text:span><text:tab/><text:span text:style-name="Hyperlink">6</text:span></text:a></text:p>
          <text:p text:style-name="P39"><text:a xlink:href="#_Toc1702855687" office:target-frame-name="_top" xlink:show="replace"><text:span text:style-name="Hyperlink">5.2</text:span><text:tab/><text:span text:style-name="Hyperlink">Safety Requirements</text:span><text:tab/><text:span text:style-name="Hyperlink">6</text:span></text:a></text:p>
          <text:p text:style-name="P40"><text:a xlink:href="#_Toc443838395" office:target-frame-name="_top" xlink:show="replace"><text:span text:style-name="Hyperlink">5.3</text:span><text:tab/><text:span text:style-name="Hyperlink">Security Requirements</text:span><text:tab/><text:span text:style-name="Hyperlink">6</text:span></text:a></text:p>
          <text:p text:style-name="P41"><text:a xlink:href="#_Toc314664496" office:target-frame-name="_top" xlink:show="replace"><text:span text:style-name="Hyperlink">5.4</text:span><text:tab/><text:span text:style-name="Hyperlink">Software Quality Requirements</text:span><text:tab/><text:span text:style-name="Hyperlink">6</text:span></text:a></text:p>
          <text:p text:style-name="P42"><text:a xlink:href="#_Toc1835309486" office:target-frame-name="_top" xlink:show="replace"><text:span text:style-name="Hyperlink">5.5</text:span><text:tab/><text:span text:style-name="Hyperlink">Business Rules</text:span><text:tab/><text:span text:style-name="Hyperlink">6</text:span></text:a></text:p>
        </text:index-body>
      </text:table-of-content>
      <text:p text:style-name="P43"/>
      <text:p text:style-name="P44"/>
      <text:h text:style-name="Heading1" text:outline-level="1"><text:bookmark-start text:name="_Toc1241693153"/>Revision History<text:bookmark-end text:name="_Toc1241693153"/></text:h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Name</text:p>
          </table:table-cell>
          <table:table-cell table:style-name="TableCell53">
            <text:p text:style-name="P54">Date</text:p>
          </table:table-cell>
          <table:table-cell table:style-name="TableCell55">
            <text:p text:style-name="P56">Reason for Change</text:p>
          </table:table-cell>
          <table:table-cell table:style-name="TableCell57">
            <text:p text:style-name="P58">Version</text:p>
          </table:table-cell>
        </table:table-row>
        <table:table-row table:style-name="TableRow59">
          <table:table-cell table:style-name="TableCell60">
            <text:p text:style-name="P61">Danko, Steven</text:p>
          </table:table-cell>
          <table:table-cell table:style-name="TableCell62">
            <text:p text:style-name="P63">10/30/23</text:p>
          </table:table-cell>
          <table:table-cell table:style-name="TableCell64">
            <text:p text:style-name="P65">Initial Creation</text:p>
          </table:table-cell>
          <table:table-cell table:style-name="TableCell66">
            <text:p text:style-name="P67">0.01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Normal"/>
      <text:p text:style-name="Normal"/>
      <text:list text:style-name="LFO10" text:continue-numbering="true">
        <text:list-item>
          <text:p text:style-name="P95"><text:bookmark-start text:name="_Toc149516915"/><text:bookmark-start text:name="_Toc1152353032"/>Introduction<text:bookmark-end text:name="_Toc149516915"/><text:bookmark-end text:name="_Toc1152353032"/></text:p>
        </text:list-item>
      </text:list>
      <text:h text:style-name="Heading2" text:outline-level="2"><text:bookmark-start text:name="_Toc149516916"/><text:bookmark-start text:name="_Toc1067146955"/>1.1 Purpose<text:bookmark-end text:name="_Toc149516916"/><text:bookmark-end text:name="_Toc1067146955"/></text:h>
      <text:p text:style-name="Normal">The purpose of this document is to provide an outline of<text:s/>the University Conference Center System,<text:s/>its<text:s/>purpose,<text:s/>functions,<text:s/>and requirements.<text:s/>The University Conference Center System<text:s/>is intended to be a complete system on its own<text:s/>with the purpose<text:s/>of creating<text:s/>a system for the automated creation and<text:s/><text:span text:style-name="T96">organization</text:span><text:span text:style-name="T97"><text:s/></text:span>of conferences for<text:s/>a university conference center.<text:s/>Once finalized, this document will state what must be accomplished for the application to be considered finished.</text:p>
      <text:h text:style-name="Heading2" text:outline-level="2"><text:bookmark-start text:name="_Toc149516917"/><text:bookmark-start text:name="_Toc2078860905"/>1.2 Document Conventions<text:bookmark-end text:name="_Toc149516917"/><text:bookmark-end text:name="_Toc2078860905"/></text:h>
      <text:p text:style-name="Normal">There are no special standards or conventions used in<text:s/>the current<text:s/>version<text:s/>of<text:s/>this<text:s/>document.<text:s/></text:p>
      <text:h text:style-name="Heading2" text:outline-level="2"><text:bookmark-start text:name="_Toc149516918"/><text:bookmark-start text:name="_Toc556651404"/>1.3 Intended Audience and Reading Suggestions<text:bookmark-end text:name="_Toc149516918"/><text:bookmark-end text:name="_Toc556651404"/></text:h>
      <text:p text:style-name="Normal">The intended audience for this document are the<text:s/>developers of the University<text:s/>Conference<text:s/>Center System, its users and any other unnamed stakeholders.<text:s/>This document contains<text:s/>an outline of the purpose,<text:s/>functions,<text:s/>and requirements of the University<text:s/>Conference<text:s/>Center System<text:s/>(UCCS).<text:s/>It is suggested that<text:s/>readers new to the UCCS first read sections<text:s/>two and<text:s/>three, with the intent of understanding the<text:s/>project’s<text:s/>scope and<text:s/>the<text:s/>intended functionality<text:s/>of the system,<text:s/>before<text:s/>proceeding<text:s/>to<text:s/>the system requirements if necessary.<text:s/>Those<text:s/>already<text:s/>familiar<text:s/>with the UCCS may skip section<text:s/>two.</text:p>
      <text:h text:style-name="Heading2" text:outline-level="2"><text:bookmark-start text:name="_Toc149516919"/><text:bookmark-start text:name="_Toc110878519"/>1.4 Product Scope<text:bookmark-end text:name="_Toc149516919"/><text:bookmark-end text:name="_Toc110878519"/></text:h>
      <text:p text:style-name="Normal">The University<text:s/>Conference<text:s/>Center System is a<text:s/>system<text:s/>created with the<text:s/>intent<text:s/>of automating<text:s/>the creations and<text:s/>organization of conferences at a university conference center.</text:p>
      <text:p text:style-name="Normal">The<text:s/>UCCS<text:s/>system is to<text:s/>automate the creations of conference events<text:s/>and maintain a schedule<text:s/>for these events, including the booking of rooms and equipment, the registration of<text:s/>guest<text:s/>for<text:s/>created events, and the tracking of all cost and expenses<text:s/>of the events.<text:s/>The system should be usable by<text:s/>administration<text:s/>staff<text:s/>to set up new conference event<text:s/>and manage existing event, by<text:s/>‘front-desk’ employees and other customer service staff to register<text:s/>guest attendees, and by maintenance and service staff to<text:s/>manage<text:s/>out-of-order rooms and equipment.<text:s/>The system<text:s/>must<text:s/>be easily usable by all intended<text:s/>staff and<text:s/>should be<text:s/>relatively easy to train new staff on the system.<text:s/>This<text:s/>system’s goal<text:s/>is to provide<text:s/>tools for which staff can more<text:s/>effectively and efficiently<text:s/>perform<text:s/>their jobs.</text:p>
      <text:h text:style-name="Heading2" text:outline-level="2"><text:bookmark-start text:name="_Toc820278049"/>1.5 References<text:bookmark-end text:name="_Toc820278049"/></text:h>
      <text:p text:style-name="Normal">This document does not reference any outside material in its<text:s/>current<text:s/>version.</text:p>
      <text:list text:style-name="LFO10" text:continue-numbering="true">
        <text:list-item>
          <text:p text:style-name="P98"><text:bookmark-start text:name="_Toc149516921"/><text:bookmark-start text:name="_Toc1556220680"/>Description<text:bookmark-end text:name="_Toc149516921"/><text:bookmark-end text:name="_Toc1556220680"/></text:p>
        </text:list-item>
      </text:list>
      <text:list text:style-name="LFO10" text:continue-numbering="true">
        <text:list-item>
          <text:list>
            <text:list-item>
              <text:p text:style-name="P99"><text:bookmark-start text:name="_Toc149516922"/><text:bookmark-start text:name="_Toc2051338813"/>Product Prospective<text:bookmark-end text:name="_Toc149516922"/><text:bookmark-end text:name="_Toc2051338813"/></text:p>
            </text:list-item>
          </text:list>
        </text:list-item>
      </text:list>
      <text:p text:style-name="Normal">The University Conference Center System is a new self-contained system, intended for use by the staff of the University Conference Center.</text:p>
      <text:list text:style-name="LFO10" text:continue-numbering="true">
        <text:list-item>
          <text:list>
            <text:list-item>
              <text:p text:style-name="P100"><text:bookmark-start text:name="_Toc149516923"/><text:bookmark-start text:name="_Toc154312940"/>Product<text:s/><text:bookmark-end text:name="_Toc149516923"/>Features<text:bookmark-end text:name="_Toc154312940"/></text:p>
            </text:list-item>
          </text:list>
        </text:list-item>
      </text:list>
      <text:p text:style-name="Normal">The University Conference Center System must provide a system for the automated creation and organization of conference events, including: the scheduling of rooms and equipment, the registration of guests, and all associated cost/expenses. The system must additionally keep track of room booking, equipment reservations and any out-of-order situations that may occur, associated cost and expenses of such, and guest registration and status.</text:p>
      <text:list text:style-name="LFO10" text:continue-numbering="true">
        <text:list-item>
          <text:list>
            <text:list-item>
              <text:p text:style-name="P101"><text:bookmark-start text:name="_Toc149516924"/><text:bookmark-start text:name="_Toc131724031"/>User Classes and Characteristics<text:bookmark-end text:name="_Toc149516924"/><text:bookmark-end text:name="_Toc131724031"/></text:p>
            </text:list-item>
          </text:list>
        </text:list-item>
      </text:list>
      <text:p text:style-name="Normal">There are three user classes:<text:s/>the first<text:s/>should be<text:s/>made up of administrative staff whose duties are to create conference events<text:s/>and<text:s/>decide which rooms and equipment are to be used,<text:s/>the second group<text:s/>should be ‘front-desk’<text:s/>or customer service staff whose duties are to register and book guest,<text:s/>the final group should consist of<text:s/>maintenance and support staff who should handle any out-of-order situations.</text:p>
      <text:list text:style-name="LFO10" text:continue-numbering="true">
        <text:list-item>
          <text:list>
            <text:list-item>
              <text:p text:style-name="P102"><text:bookmark-start text:name="_Toc149516925"/><text:bookmark-start text:name="_Toc1398549817"/>Operating Environment<text:bookmark-end text:name="_Toc149516925"/><text:bookmark-end text:name="_Toc1398549817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03"><text:bookmark-start text:name="_Toc149516926"/><text:bookmark-start text:name="_Toc1015748867"/>Design and Implementation Constraints<text:bookmark-end text:name="_Toc149516926"/><text:bookmark-end text:name="_Toc1015748867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04"><text:bookmark-start text:name="_Toc149516927"/><text:bookmark-start text:name="_Toc549293986"/>User Documentation<text:bookmark-end text:name="_Toc149516927"/><text:bookmark-end text:name="_Toc549293986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05"><text:bookmark-start text:name="_Toc149516928"/><text:bookmark-start text:name="_Toc1598716958"/>Assumptions and Dependencies<text:bookmark-end text:name="_Toc149516928"/><text:bookmark-end text:name="_Toc1598716958"/></text:p>
            </text:list-item>
          </text:list>
        </text:list-item>
      </text:list>
      <text:p text:style-name="Normal"/>
      <text:list text:style-name="LFO10" text:continue-numbering="true">
        <text:list-item>
          <text:p text:style-name="P106"><text:bookmark-start text:name="_Toc149516934"/><text:bookmark-start text:name="_Toc905408462"/>System Features<text:bookmark-end text:name="_Toc149516934"/><text:bookmark-end text:name="_Toc905408462"/></text:p>
        </text:list-item>
      </text:list>
      <text:h text:style-name="Heading2" text:outline-level="2"><text:bookmark-start text:name="_Toc937526022"/>3.1 Guest Management<text:bookmark-end text:name="_Toc937526022"/></text:h>
      <text:p text:style-name="P107">3.1.1<text:s/></text:p>
      <text:p text:style-name="P108">This feature allows guests to check in for an event at UCC and view the event schedule.<text:s/></text:p>
      <text:p text:style-name="P109">High Priority</text:p>
      <text:p text:style-name="Normal"><text:span text:style-name="T110">3.1.2</text:span></text:p>
      <text:list text:style-name="LFO4" text:continue-numbering="true">
        <text:list-item>
          <text:p text:style-name="P111">Guests check in by providing their registration information</text:p>
        </text:list-item>
        <text:list-item>
          <text:p text:style-name="P112">Guests view the schedule of conferences</text:p>
        </text:list-item>
      </text:list>
      <text:p text:style-name="P113">3.1.3</text:p>
      <text:p text:style-name="P114">REQ-1: The system shall provide a user-friendly interface for guests to check in by entering their registration details</text:p>
      <text:p text:style-name="P115">REQ-2: The system shall display the schedule of conferences for the event</text:p>
      <text:p text:style-name="P116">3.2 Event Planner Functions</text:p>
      <text:p text:style-name="P117">3.2.1<text:s/></text:p>
      <text:p text:style-name="P118">This feature provides event planners with various functionalities.<text:s/></text:p>
      <text:p text:style-name="P119">High Priority</text:p>
      <text:p text:style-name="P120">3.2.2</text:p>
      <text:list text:style-name="LFO3" text:continue-numbering="true">
        <text:list-item>
          <text:p text:style-name="P121">Event planners can view the cost of hosting an event at UCC<text:s/></text:p>
        </text:list-item>
        <text:list-item>
          <text:p text:style-name="P122">Event planners can apply for hosting an event at UCC</text:p>
        </text:list-item>
        <text:list-item>
          <text:p text:style-name="P123">Event planners can view the schedule of conferences<text:s/></text:p>
        </text:list-item>
        <text:list-item>
          <text:p text:style-name="P124">Event planners can cancel an event at UCC</text:p>
        </text:list-item>
      </text:list>
      <text:p text:style-name="P125">3.2.3</text:p>
      <text:p text:style-name="P126">REQ-1: The system shall provide event planners with the capability to view the schedule of conferences</text:p>
      <text:p text:style-name="P127">REQ-2: The system shall display the cost of hosting an event at UCC based on the selected options</text:p>
      <text:p text:style-name="P128">REQ-3: The system shall allow event planners to submit an application for hosting an event at UCC</text:p>
      <text:p text:style-name="P129">REQ-4: The system shall enable event planners to cancel a scheduled event at UCC</text:p>
      <text:p text:style-name="P130">3.3 UCC Employee Functions</text:p>
      <text:p text:style-name="P131">3.3.1</text:p>
      <text:p text:style-name="P132">This feature provides UCC employees with various functionalities.<text:s/></text:p>
      <text:p text:style-name="P133">High Priority</text:p>
      <text:p text:style-name="P134">3.3.2</text:p>
      <text:list text:style-name="LFO2" text:continue-numbering="true">
        <text:list-item>
          <text:p text:style-name="P135">UCC employees can view the schedule of conferences<text:s/></text:p>
        </text:list-item>
        <text:list-item>
          <text:p text:style-name="P136">UCC employees can schedule and enter events into UCCS<text:s/></text:p>
        </text:list-item>
        <text:list-item>
          <text:p text:style-name="P137">UCC employees can cancel an event at UCC</text:p>
        </text:list-item>
        <text:list-item>
          <text:p text:style-name="P138">UCC employees can view the cost of hosting an event at UCC</text:p>
        </text:list-item>
      </text:list>
      <text:p text:style-name="P139">3.3.3</text:p>
      <text:p text:style-name="P140">REQ-1: The system shall provide UCC employees with the ability to view the schedule of conferences</text:p>
      <text:p text:style-name="P141">REQ-2: The system shall display the cost of hosting an event at UCC based on selected options</text:p>
      <text:p text:style-name="P142">REQ-3: The system shall allow UCC employees to cancel a scheduled event at UCC</text:p>
      <text:p text:style-name="P143">REQ-4: The system shall allow UCC employees to schedule and enter event details into UCCS</text:p>
      <text:p text:style-name="P144">3.4 UCC Maintenance Functions</text:p>
      <text:p text:style-name="P145">3.4.1</text:p>
      <text:p text:style-name="P146">This feature enables event planners to request maintenance and assistance.<text:s/></text:p>
      <text:p text:style-name="P147">High Priority</text:p>
      <text:p text:style-name="P148">3.4.2</text:p>
      <text:list text:style-name="LFO1" text:continue-numbering="true">
        <text:list-item>
          <text:p text:style-name="P149">Event planners can order new presentation equipment</text:p>
        </text:list-item>
        <text:list-item>
          <text:p text:style-name="P150">Event planners can request assistance with presentation equipment</text:p>
        </text:list-item>
        <text:list-item>
          <text:p text:style-name="P151">Event planners can schedule conference room maintenance</text:p>
        </text:list-item>
        <text:list-item>
          <text:p text:style-name="P152">Event planners can report conference room maintenance issues</text:p>
        </text:list-item>
        <text:list-item>
          <text:p text:style-name="P153">Event planners can report damaged or broken presentation equipment</text:p>
        </text:list-item>
        <text:list-item>
          <text:p text:style-name="P154"><text:span text:style-name="T155">Event planners can file maintenance complaints</text:span></text:p>
        </text:list-item>
      </text:list>
      <text:p text:style-name="P156">3.4.3</text:p>
      <text:p text:style-name="P157">REQ-1: The system shall allow event planners to file maintenance complaints, including details of the issue<text:s/></text:p>
      <text:p text:style-name="P158">REQ-2: The system shall enable event planners to request assistance with presentation equipment, specifying their requirements</text:p>
      <text:p text:style-name="P159">REQ-3: The system shall allow event planners to report damaged or broken presentation equipment, providing necessary information</text:p>
      <text:p text:style-name="P160">REQ-4: The system shall enable event planners to report conference room maintenance issues, describing the problem</text:p>
      <text:p text:style-name="P161">REQ-5: The system shall allow event planners to order new presentation equipment, specifying their requirements</text:p>
      <text:p text:style-name="P162">REQ-6: The system shall enable event planners to schedule conference room maintenance, specifying the date and time</text:p>
      <text:list text:style-name="LFO10" text:continue-numbering="true">
        <text:list-item>
          <text:p text:style-name="P163"><text:bookmark-start text:name="_Toc149516929"/><text:bookmark-start text:name="_Toc991578087"/>Interface Requirements<text:bookmark-end text:name="_Toc149516929"/><text:bookmark-end text:name="_Toc991578087"/></text:p>
        </text:list-item>
      </text:list>
      <text:list text:style-name="LFO10" text:continue-numbering="true">
        <text:list-item>
          <text:list>
            <text:list-item>
              <text:p text:style-name="P164"><text:bookmark-start text:name="_Toc149516930"/><text:bookmark-start text:name="_Toc1095570690"/>User Interfaces<text:bookmark-end text:name="_Toc149516930"/><text:bookmark-end text:name="_Toc1095570690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65"><text:bookmark-start text:name="_Toc149516931"/><text:bookmark-start text:name="_Toc1127811185"/>Hardware Interfaces<text:bookmark-end text:name="_Toc149516931"/><text:bookmark-end text:name="_Toc1127811185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66"><text:bookmark-start text:name="_Toc149516932"/><text:bookmark-start text:name="_Toc566016012"/>Software Interfaces<text:bookmark-end text:name="_Toc149516932"/><text:bookmark-end text:name="_Toc566016012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67"><text:bookmark-start text:name="_Toc149516933"/><text:bookmark-start text:name="_Toc634160741"/>Communication Interfaces<text:bookmark-end text:name="_Toc149516933"/><text:bookmark-end text:name="_Toc634160741"/></text:p>
            </text:list-item>
          </text:list>
        </text:list-item>
      </text:list>
      <text:p text:style-name="Normal"/>
      <text:p text:style-name="Normal"/>
      <text:list text:style-name="LFO10" text:continue-numbering="true">
        <text:list-item>
          <text:p text:style-name="P168"><text:bookmark-start text:name="_Toc149516936"/><text:bookmark-start text:name="_Toc587273201"/>Other Nonfunctional Requirements<text:bookmark-end text:name="_Toc149516936"/><text:bookmark-end text:name="_Toc587273201"/></text:p>
        </text:list-item>
      </text:list>
      <text:list text:style-name="LFO10" text:continue-numbering="true">
        <text:list-item>
          <text:list>
            <text:list-item>
              <text:p text:style-name="P169"><text:bookmark-start text:name="_Toc149516937"/><text:bookmark-start text:name="_Toc1711405149"/>Performance Requirements<text:bookmark-end text:name="_Toc149516937"/><text:bookmark-end text:name="_Toc1711405149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70"><text:bookmark-start text:name="_Toc149516938"/><text:bookmark-start text:name="_Toc1702855687"/>Safety Requirements<text:bookmark-end text:name="_Toc149516938"/><text:bookmark-end text:name="_Toc1702855687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71"><text:bookmark-start text:name="_Toc149516939"/><text:bookmark-start text:name="_Toc443838395"/>Security Requirements<text:bookmark-end text:name="_Toc149516939"/><text:bookmark-end text:name="_Toc443838395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72"><text:bookmark-start text:name="_Toc149516940"/><text:bookmark-start text:name="_Toc314664496"/>Software Quality Requirements<text:bookmark-end text:name="_Toc149516940"/><text:bookmark-end text:name="_Toc314664496"/></text:p>
            </text:list-item>
          </text:list>
        </text:list-item>
      </text:list>
      <text:p text:style-name="Normal"/>
      <text:list text:style-name="LFO10" text:continue-numbering="true">
        <text:list-item>
          <text:list>
            <text:list-item>
              <text:p text:style-name="P173"><text:bookmark-start text:name="_Toc149516941"/><text:bookmark-start text:name="_Toc1835309486"/>Business Rules<text:bookmark-end text:name="_Toc149516941"/><text:bookmark-end text:name="_Toc1835309486"/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Mincho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Yu Mincho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font-name-asian="Yu Mincho" style:letter-kerning="false" fo:hyphenate="false"/>
    </style:style>
    <style:style style:name="NoSpacingChar" style:display-name="No Spacing Char" style:family="text" style:parent-style-name="DefaultParagraphFont">
      <style:text-properties style:font-name-asian="Yu Mincho" style:letter-kerning="false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in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OCHeading" style:display-name="TOC Heading" style:family="paragraph" style:parent-style-name="Heading1" style:next-style-name="Normal">
      <style:text-properties style:letter-kerning="false" fo:hyphenate="false"/>
    </style:style>
    <style:style style:name="TOC2" style:display-name="TOC 2" style:family="paragraph" style:parent-style-name="Normal" style:next-style-name="Normal" style:auto-update="true">
      <style:paragraph-properties fo:margin-bottom="0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3" style:display-name="TOC 3" style:family="paragraph" style:parent-style-name="Normal" style:next-style-name="Normal" style:auto-update="true">
      <style:paragraph-properties fo:margin-bottom="0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0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oftware Requirments Specification</dc:title>
    <dc:description/>
    <dc:subject>Univsersity Confrence Center System</dc:subject>
    <meta:initial-creator>Garrett Hillyer</meta:initial-creator>
    <dc:creator>Garrett Hillyer</dc:creator>
    <meta:creation-date>2023-12-07T04:02:00Z</meta:creation-date>
    <dc:date>2023-12-07T04:02:00Z</dc:date>
    <meta:template xlink:href="Normal.dotm" xlink:type="simple"/>
    <meta:editing-cycles>242</meta:editing-cycles>
    <meta:editing-duration>PT0S</meta:editing-duration>
    <meta:document-statistic meta:page-count="1" meta:paragraph-count="18" meta:word-count="1418" meta:character-count="9485" meta:row-count="67" meta:non-whitespace-character-count="8085"/>
  </office:meta>
</office:document-meta>
</file>